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center" style:justify-single-word="false"/>
      <style:text-properties style:font-name="Courier New" fo:font-size="14pt" fo:font-weight="bold" style:font-size-asian="14pt" style:font-weight-asian="bold" style:font-size-complex="14pt" style:font-weight-complex="bold"/>
    </style:style>
    <style:style style:name="P2" style:family="paragraph" style:parent-style-name="Standard">
      <style:paragraph-properties fo:line-height="150%" fo:text-align="center" style:justify-single-word="false"/>
      <style:text-properties style:font-name="Courier New" fo:font-size="12pt" style:font-size-asian="12pt" style:font-size-complex="12pt"/>
    </style:style>
    <style:style style:name="P3" style:family="paragraph" style:parent-style-name="Standard" style:master-page-name="">
      <style:paragraph-properties fo:margin-left="0cm" fo:margin-right="0cm" fo:line-height="150%" fo:text-align="start" style:justify-single-word="false" fo:text-indent="1.261cm" style:auto-text-indent="false" style:page-number="auto"/>
      <style:text-properties style:font-name="Courier New" fo:font-size="12pt" style:font-size-asian="12pt" style:font-size-complex="12pt"/>
    </style:style>
    <style:style style:name="P4" style:family="paragraph" style:parent-style-name="Standard" style:master-page-name="">
      <style:paragraph-properties fo:margin-left="0cm" fo:margin-right="0cm" fo:line-height="150%" fo:text-align="start" style:justify-single-word="false" fo:text-indent="1.27cm" style:auto-text-indent="false" style:page-number="auto"/>
      <style:text-properties style:font-name="Courier New" fo:font-size="12pt" style:font-size-asian="12pt" style:font-size-complex="12pt"/>
    </style:style>
    <style:style style:name="P5" style:family="paragraph" style:parent-style-name="Standard">
      <style:paragraph-properties fo:margin-left="0cm" fo:margin-right="0cm" fo:line-height="150%" fo:text-align="start" style:justify-single-word="false" fo:text-indent="1.27cm" style:auto-text-indent="false"/>
      <style:text-properties style:font-name="Courier New" fo:font-size="12pt" style:font-size-asian="12pt" style:font-size-complex="12pt"/>
    </style:style>
    <style:style style:name="P6" style:family="paragraph" style:parent-style-name="Standard">
      <style:paragraph-properties fo:margin-left="0cm" fo:margin-right="0cm" fo:line-height="150%" fo:text-align="start" style:justify-single-word="false" fo:text-indent="1.27cm" style:auto-text-indent="false"/>
      <style:text-properties style:font-name="Courier New" fo:font-size="12pt"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paragraph-properties fo:margin-left="0cm" fo:margin-right="0cm" fo:line-height="150%" fo:text-align="start" style:justify-single-word="false" fo:text-indent="1.27cm" style:auto-text-indent="false"/>
      <style:text-properties style:font-name="Courier New" fo:font-size="12pt" style:text-underline-style="none" fo:font-weight="normal" style:font-size-asian="12pt" style:font-weight-asian="normal" style:font-size-complex="12pt" style:font-weight-complex="normal"/>
    </style:style>
    <style:style style:name="P8" style:family="paragraph" style:parent-style-name="Standard">
      <style:paragraph-properties fo:margin-left="0cm" fo:margin-right="0cm" fo:line-height="150%" fo:text-align="start" style:justify-single-word="false" fo:text-indent="1.27cm" style:auto-text-indent="false"/>
      <style:text-properties style:font-name="Courier New" fo:font-size="12pt" fo:font-style="normal" style:text-underline-style="none"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margin-left="0cm" fo:margin-right="0cm" fo:line-height="150%" fo:text-align="start" style:justify-single-word="false" fo:text-indent="1.27cm" style:auto-text-indent="false"/>
      <style:text-properties style:font-name="Courier New" fo:font-size="12pt" fo:font-style="normal" style:text-underline-style="none" fo:font-weight="bold" style:font-size-asian="12pt" style:font-style-asian="normal" style:font-weight-asian="bold" style:font-size-complex="12pt" style:font-style-complex="normal" style:font-weight-complex="bold"/>
    </style:style>
    <style:style style:name="P10" style:family="paragraph" style:parent-style-name="Standard" style:master-page-name="">
      <style:paragraph-properties fo:margin-left="0cm" fo:margin-right="0cm" fo:line-height="150%" fo:text-align="start" style:justify-single-word="false" fo:text-indent="8.61cm" style:auto-text-indent="false" style:page-number="auto"/>
      <style:text-properties style:font-name="Courier New" fo:font-size="10pt" style:font-size-asian="10pt" style:font-size-complex="10pt"/>
    </style:style>
    <style:style style:name="P11" style:family="paragraph" style:parent-style-name="Standard" style:master-page-name="">
      <style:paragraph-properties fo:margin-left="0cm" fo:margin-right="0cm" fo:line-height="150%" fo:text-align="start" style:justify-single-word="false" fo:text-indent="12.7cm" style:auto-text-indent="false" style:page-number="auto"/>
      <style:text-properties style:font-name="Courier New" fo:font-size="10pt" style:font-size-asian="10pt" style:font-size-complex="10pt"/>
    </style:style>
    <style:style style:name="P12" style:family="paragraph" style:parent-style-name="Standard" style:master-page-name="">
      <style:paragraph-properties fo:margin-left="0cm" fo:margin-right="0cm" fo:line-height="150%" fo:text-align="start" style:justify-single-word="false" fo:text-indent="5.935cm" style:auto-text-indent="false" style:page-number="auto"/>
      <style:text-properties style:font-name="Courier New" fo:font-size="12pt" style:text-underline-style="solid" style:text-underline-width="auto" style:text-underline-color="font-color" fo:font-weight="bold" style:font-size-asian="12pt" style:font-weight-asian="bold" style:font-size-complex="12pt" style:font-weight-complex="bold"/>
    </style:style>
    <style:style style:name="P13" style:family="paragraph" style:parent-style-name="Standard">
      <style:paragraph-properties fo:margin-left="0cm" fo:margin-right="0cm" fo:line-height="150%" fo:text-align="start" style:justify-single-word="false" fo:text-indent="1.215cm" style:auto-text-indent="false"/>
      <style:text-properties style:font-name="Courier New" fo:font-size="12pt" style:text-underline-style="none" fo:font-weight="normal" style:font-size-asian="12pt" style:font-weight-asian="normal" style:font-size-complex="12pt" style:font-weight-complex="normal"/>
    </style:style>
    <style:style style:name="P14" style:family="paragraph" style:parent-style-name="Standard">
      <style:paragraph-properties fo:margin-left="0cm" fo:margin-right="0cm" fo:line-height="150%" fo:text-align="start" style:justify-single-word="false" fo:text-indent="0cm" style:auto-text-indent="false"/>
      <style:text-properties style:font-name="Courier New" fo:font-size="12pt" style:text-underline-style="none" fo:font-weight="normal" style:font-size-asian="12pt" style:font-weight-asian="normal" style:font-size-complex="12pt" style:font-weight-complex="normal"/>
    </style:style>
    <style:style style:name="P15" style:family="paragraph" style:parent-style-name="Standard">
      <style:paragraph-properties fo:margin-left="0cm" fo:margin-right="0cm" fo:line-height="150%" fo:text-align="start" style:justify-single-word="false" fo:text-indent="0cm" style:auto-text-indent="false"/>
      <style:text-properties style:font-name="Courier New" fo:font-size="12pt" style:text-underline-style="solid" style:text-underline-width="auto" style:text-underline-color="font-color" fo:font-weight="bold" style:font-size-asian="12pt" style:font-weight-asian="bold" style:font-size-complex="12pt" style:font-weight-complex="bold"/>
    </style:style>
    <style:style style:name="P16" style:family="paragraph" style:parent-style-name="Standard">
      <style:paragraph-properties fo:margin-left="0cm" fo:margin-right="0cm" fo:line-height="150%" fo:text-align="start" style:justify-single-word="false" fo:text-indent="1.27cm" style:auto-text-indent="false"/>
      <style:text-properties style:font-name="Courier New" fo:font-size="12pt" fo:font-weight="bold" style:font-size-asian="12pt" style:font-weight-asian="bold" style:font-size-complex="12pt" style:font-weight-complex="bold"/>
    </style:style>
    <style:style style:name="P17" style:family="paragraph" style:parent-style-name="Standard">
      <style:paragraph-properties fo:margin-left="0cm" fo:margin-right="0cm" fo:line-height="150%" fo:text-align="start" style:justify-single-word="false" fo:text-indent="1.27cm" style:auto-text-indent="false"/>
      <style:text-properties style:font-name="Courier New" fo:font-size="12pt" style:font-size-asian="12pt" style:font-size-complex="12pt"/>
    </style:style>
    <style:style style:name="P18" style:family="paragraph" style:parent-style-name="Standard">
      <style:paragraph-properties fo:margin-left="0cm" fo:margin-right="0cm" fo:line-height="150%" fo:text-align="start" style:justify-single-word="false" fo:text-indent="1.27cm" style:auto-text-indent="false"/>
      <style:text-properties style:font-name="Courier New" fo:font-size="12pt" style:text-underline-style="none" fo:font-weight="normal" style:font-size-asian="12pt" style:font-weight-asian="normal" style:font-size-complex="12pt" style:font-weight-complex="normal"/>
    </style:style>
    <style:style style:name="P19" style:family="paragraph" style:parent-style-name="Standard">
      <style:paragraph-properties fo:margin-left="0cm" fo:margin-right="0cm" fo:line-height="150%" fo:text-align="start" style:justify-single-word="false" fo:text-indent="1.215cm" style:auto-text-indent="false"/>
      <style:text-properties style:font-name="Courier New" fo:font-size="12pt" style:text-underline-style="none" fo:font-weight="normal" style:font-size-asian="12pt" style:font-weight-asian="normal" style:font-size-complex="12pt" style:font-weight-complex="normal"/>
    </style:style>
    <style:style style:name="P20" style:family="paragraph" style:parent-style-name="Standard" style:master-page-name="">
      <style:paragraph-properties fo:margin-left="0cm" fo:margin-right="0cm" fo:line-height="150%" fo:text-align="start" style:justify-single-word="false" fo:text-indent="1.261cm" style:auto-text-indent="false" style:page-number="auto"/>
      <style:text-properties style:font-name="Courier New" fo:font-size="12pt" style:font-size-asian="12pt" style:font-size-complex="12pt"/>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style:text-underline-style="none" style:font-style-asian="italic" style:font-style-complex="italic"/>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fo:font-weight="bold" style:font-style-asian="normal" style:font-weight-asian="bold" style:font-style-complex="normal" style:font-weight-complex="bold"/>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text-underline-style="none"/>
    </style:style>
    <style:style style:name="T10" style:family="text">
      <style:text-properties style:text-underline-style="none"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rack Constraints For Rigid Body Dynamics</text:p>
      <text:p text:style-name="P2">(Document Version: 1)</text:p>
      <text:p text:style-name="P2"/>
      <text:p text:style-name="P2"/>
      <text:p text:style-name="P10">„Pure Vernunft darf niemals siegen“</text:p>
      <text:p text:style-name="P11"><text:tab/>Tocotronic</text:p>
      <text:p text:style-name="P4"/>
      <text:p text:style-name="P5"/>
      <text:p text:style-name="P5"><text:span text:style-name="T1">Moving along a track</text:span> in a dynamic simulator can be done by defining special constraints for something we want to call a trackjoint. The trackjoint connects an anchor of a moving body with a track system that is fixed on another body.</text:p>
      <text:p text:style-name="P5"/>
      <text:p text:style-name="P5"/>
      <text:p text:style-name="P16">We consider the relevant entities;</text:p>
      <text:p text:style-name="P5"/>
      <text:p text:style-name="P5">s<text:tab/>: Arc length along the curve</text:p>
      <text:p text:style-name="P5"><text:span text:style-name="T2">P</text:span>(s) : Position on a curve, as a function of the arc length</text:p>
      <text:p text:style-name="P5"><text:span text:style-name="T1">T</text:span>(s) : Tangent vector of the curve at <text:span text:style-name="T2">P</text:span>(s).</text:p>
      <text:p text:style-name="P5"><text:span text:style-name="T1">N</text:span>(s)<text:tab/>: Normal vector of the curve at <text:span text:style-name="T2">P</text:span>(s).</text:p>
      <text:p text:style-name="P5"><text:span text:style-name="T1">B</text:span>(s)<text:tab/>: Binormal vector of the curve at <text:span text:style-name="T2">P</text:span>(s).</text:p>
      <text:p text:style-name="P5"/>
      <text:p text:style-name="P5"><text:span text:style-name="T1">T</text:span>,<text:span text:style-name="T1">N</text:span>,<text:span text:style-name="T1">B</text:span> are unit vectors perpendicular on each other, according to [Frenet/Serret] they obey the following equations along the curve;</text:p>
      <text:p text:style-name="P5"/>
      <text:p text:style-name="P5">d<text:span text:style-name="T1">T</text:span>(s)/ds = <text:s/>c(s)*<text:span text:style-name="T1">N</text:span>(s)</text:p>
      <text:p text:style-name="P5">d<text:span text:style-name="T1">N</text:span>(s)/ds = -c(s)*<text:span text:style-name="T1">T</text:span>(s) + t(s)*<text:span text:style-name="T1">B</text:span>(s)<text:tab/><text:tab/><text:tab/><text:tab/>(1)</text:p>
      <text:p text:style-name="P5">d<text:span text:style-name="T1">B</text:span>(s)/ds = <text:s text:c="11"/>- t(s)*<text:span text:style-name="T1">N</text:span>(s)</text:p>
      <text:p text:style-name="P5"/>
      <text:p text:style-name="P5">where;</text:p>
      <text:p text:style-name="P5"/>
      <text:p text:style-name="P5">c(s)<text:tab/>: Curvature at arc length s.</text:p>
      <text:p text:style-name="P5">t(s)<text:tab/>: Torsion at arc length s.</text:p>
      <text:p text:style-name="P5">ds<text:tab/>: The length along the curve at which the moving body is moved in one simulation step along the track curve.</text:p>
      <text:p text:style-name="P5"><text:soft-page-break/></text:p>
      <text:p text:style-name="P5">On most curves the above equations have no idea about what we would call an up-direction. We want to identify the B - vector with that direction, but we will not always be happy with that and might want to tweak the up direction for different reasons. To do this, we introduce the twisted vectors <text:span text:style-name="T1">wT</text:span>,<text:span text:style-name="T1">wN</text:span>,<text:span text:style-name="T1">wB,</text:span> which will be the vectors yielded by applying a rotation function wt(s) to the frame and rotating it around <text:span text:style-name="T1">T</text:span> with the angle wt.</text:p>
      <text:p text:style-name="P5"/>
      <text:p text:style-name="P5">wt(s): Twist at s; angle to rotate the TNB-Frame around <text:span text:style-name="T1">T.</text:span></text:p>
      <text:p text:style-name="P5"><text:span text:style-name="T1">wT</text:span>(s): Twisted <text:span text:style-name="T1">T</text:span> vector at s.</text:p>
      <text:p text:style-name="P5"><text:span text:style-name="T1">wN</text:span>(s): Twisted <text:span text:style-name="T1">N</text:span> vector at s.</text:p>
      <text:p text:style-name="P5"><text:span text:style-name="T1">wB</text:span>(s): Twisted <text:span text:style-name="T1">B</text:span> vector at s.</text:p>
      <text:p text:style-name="P5"/>
      <text:p text:style-name="P5">It happens to be <text:span text:style-name="T1">wT</text:span>(s) = <text:span text:style-name="T1">T</text:span>(s).</text:p>
      <text:p text:style-name="P5"/>
      <text:p text:style-name="P5">Since we always have to have these frames, consisting of a position <text:span text:style-name="T2">P</text:span>, and some three axes <text:span text:style-name="T1">T</text:span>,<text:span text:style-name="T1">N</text:span>,<text:span text:style-name="T1">B</text:span><text:span text:style-name="T4">,</text:span> defining an orientation, we want to introduce a notation <text:span text:style-name="T2">F</text:span><text:span text:style-name="T6">, with </text:span><text:span text:style-name="T2">F.P</text:span><text:span text:style-name="T6">, </text:span><text:span text:style-name="T2">F</text:span><text:span text:style-name="T7">.T</text:span><text:span text:style-name="T6">, </text:span><text:span text:style-name="T2">F</text:span><text:span text:style-name="T7">.N</text:span><text:span text:style-name="T6">, </text:span><text:span text:style-name="T2">F</text:span><text:span text:style-name="T7">.B,</text:span><text:span text:style-name="T6"> being the position and the respective vectors of what [PhysX] calls a pose, meaning being at some position and being orientated. In this terminology we have a comoving frame </text:span><text:span text:style-name="T2">F</text:span><text:span text:style-name="T6">(s) and a twisted frame </text:span><text:span text:style-name="T2">wF</text:span><text:span text:style-name="T6">(s) with </text:span><text:span text:style-name="T2">F</text:span><text:span text:style-name="T7">.T</text:span><text:span text:style-name="T6">(s) = </text:span><text:span text:style-name="T2">wF</text:span><text:span text:style-name="T7">.T</text:span><text:span text:style-name="T6">(s) and </text:span><text:span text:style-name="T2">F.P</text:span><text:span text:style-name="T6">(s) = </text:span><text:span text:style-name="T7">wF.P</text:span><text:span text:style-name="T6">(s) for every parameter s along the curve. </text:span></text:p>
      <text:p text:style-name="P5"/>
      <text:p text:style-name="P5"/>
      <text:p text:style-name="P5"><text:span text:style-name="T1">In the most general case</text:span> we see our track system as being attached to one rigid body and another rigid body moving along those (maybe moving) tracks. So there is a notion of some:</text:p>
      <text:p text:style-name="P5"/>
      <text:p text:style-name="P5"><text:span text:style-name="T2">Fm</text:span>(t) <text:tab/>: The pose of the moving body Bm at simulation step t.</text:p>
      <text:p text:style-name="P5"><text:span text:style-name="T2">Ft</text:span>(t)<text:tab/>: The pose of the body Bt at simulation step t, to which the tracks are attached.</text:p>
      <text:p text:style-name="P5"><text:span text:style-name="T2">F</text:span>(s,t)<text:tab/>: The point and orientations on the track at parameter s and at time step t.</text:p>
      <text:p text:style-name="P5"><text:soft-page-break/><text:span text:style-name="T2">A</text:span><text:span text:style-name="T4">(t)<text:tab/> <text:s/><text:tab/></text:span>: Anchor of Bm; the point and the directions fixed on Bm that are supposed to align with the track. Since it is fixed with the body it will only be a function of time if formulated in the global coordinate system.</text:p>
      <text:p text:style-name="P5">t<text:tab/><text:tab/>: Simulation step. Imagine it as a point in time with dt being infinitesimal small. In a simulation world it will become the simulation step number with dt = 1.</text:p>
      <text:p text:style-name="P5"/>
      <text:p text:style-name="P5"/>
      <text:p text:style-name="P5"><text:span text:style-name="T1">For a rigid body simulator</text:span> we have to formulate our constraints in terms of the following equation;</text:p>
      <text:p text:style-name="P5"/>
      <text:p text:style-name="P5"><text:span text:style-name="T8">Jm</text:span>*<text:span text:style-name="T1">Vm</text:span> + <text:span text:style-name="T8">Rm</text:span>*<text:span text:style-name="T1">Wm</text:span> + <text:span text:style-name="T8">Jt</text:span>*<text:span text:style-name="T1">Vt</text:span> + <text:span text:style-name="T8">Rt</text:span>*<text:span text:style-name="T1">Wt</text:span> = 0<text:tab/><text:tab/><text:tab/><text:tab/>(2)</text:p>
      <text:p text:style-name="P5"/>
      <text:p text:style-name="P5">see [Smith], where;</text:p>
      <text:p text:style-name="P5"/>
      <text:p text:style-name="P5"><text:span text:style-name="T1">Vm </text:span>: Linear velocity of the body Bm's COM (Center Of Mass) moving along the track.</text:p>
      <text:p text:style-name="P5"><text:span text:style-name="T1">Wm</text:span> : Rotation velocity of the body Bm's COM moving along the track.</text:p>
      <text:p text:style-name="P5"><text:span text:style-name="T1">Vt</text:span> : Linear velocity of the body Bt's COM the track is attached to.</text:p>
      <text:p text:style-name="P5"><text:span text:style-name="T1">Wt</text:span> : Rotation velocity of the body Bt's COM the track is attached to.</text:p>
      <text:p text:style-name="P6">Jm<text:span text:style-name="T10">, </text:span>Rm<text:span text:style-name="T10">, </text:span>Jt<text:span text:style-name="T10">, </text:span>Rt<text:span text:style-name="T10"> : 3xn Matrices, specifying the contribution of the respective velocities to the contraints. Here n is the number of constraints that make up a joint. For our trackjoint we will need six contraints. The total of those four matrices can get combined to one big matrix called 'The Jacobian' [Smith]. In that case the above equation will look like this:</text:span></text:p>
      <text:p text:style-name="P7"/>
      <text:p text:style-name="P12">J<text:span text:style-name="T10">*</text:span><text:span text:style-name="T9">V</text:span><text:span text:style-name="T10"> = 0</text:span></text:p>
      <text:p text:style-name="P13"/>
      <text:p text:style-name="P13">But this is for art, let us go on with (2): The physics engines (e.g. [ODE] or [PhysX]) take those J and R from our trackjoint and will try to apply constraint forces in order to <text:soft-page-break/>change the velocities, so that they fulfill the above equation. Note that it is an equation about velocities only.</text:p>
      <text:p text:style-name="P13">Each simulation step t, the values will get calculated by our trackjoint for the actual situation, then the engine will fix the velocities and move the two bodies accordingly to their new positions. Since the relative movement of Bm's anchor and Bt's track position will be along <text:span text:style-name="T2">F</text:span>.<text:span text:style-name="T1">T</text:span>(s) and not along the curve <text:span text:style-name="T2">F</text:span>.<text:span text:style-name="T2">P</text:span>(s), we take the relative movement along <text:span text:style-name="T2">F</text:span>.<text:span text:style-name="T1">T</text:span> as our;</text:p>
      <text:p text:style-name="P7"/>
      <text:p text:style-name="P15"><text:span text:style-name="T10">ds =(</text:span><text:span text:style-name="T3">A.P</text:span><text:span text:style-name="T10">(t+dt)-</text:span><text:span text:style-name="T3">A.P</text:span><text:span text:style-name="T10">(t))*</text:span><text:span text:style-name="T3">F</text:span><text:span text:style-name="T10">.</text:span><text:span text:style-name="T9">T</text:span><text:span text:style-name="T10">(s,t) - (</text:span><text:span text:style-name="T3">F.P</text:span><text:span text:style-name="T10">(s,t+dt)-</text:span><text:span text:style-name="T3">F.P</text:span><text:span text:style-name="T10">(s,t))*</text:span><text:span text:style-name="T3">F</text:span><text:span text:style-name="T10">.</text:span><text:span text:style-name="T9">T</text:span><text:span text:style-name="T10">(s,t)</text:span></text:p>
      <text:p text:style-name="P14"/>
      <text:p text:style-name="P7">we demand as a precondition that <text:span text:style-name="T2">A.P</text:span>(t) = <text:span text:style-name="T2">F.P</text:span>(s,t), as it would be in a perfect simulation, so we get;</text:p>
      <text:p text:style-name="P7"/>
      <text:p text:style-name="P6"><text:span text:style-name="T10">ds = (</text:span><text:span text:style-name="T3">A.P</text:span><text:span text:style-name="T10">(t+dt) - </text:span><text:span text:style-name="T3">F.P</text:span><text:span text:style-name="T10">(s,t+dt)) * </text:span><text:span text:style-name="T3">F</text:span><text:span text:style-name="T10">.</text:span><text:span text:style-name="T9">T</text:span><text:span text:style-name="T10">(s,t)<text:tab/><text:tab/><text:tab/>(3)</text:span></text:p>
      <text:p text:style-name="P7"/>
      <text:p text:style-name="P7">There are some concerns about the fact that the simulation would not be perfect and how this would influence the validity of (3). But first we will have some kind of error correction (see below) and above all secondly, this formular for ds has the advantage to immediately correct any aberrations along F.T: if A.P would for some reason get advanced along the curve, a greater ds would follow with the official track position; if F.P would be advanced, ds would move back. Any other choice would lead the F.P to advance or fall behind our A.P during the simulation and we would have to correct it.</text:p>
      <text:p text:style-name="P7"/>
      <text:p text:style-name="P7"/>
      <text:p text:style-name="P7"><text:span text:style-name="T1">With this ds, we find the new supposed pose of Bm's anchor</text:span> on the track, <text:span text:style-name="T2">wF</text:span>(s+ds), but with a small margin of error, since our anchor was actually moved (and rotated) along the tangent (and according to the values at the start of ds). Also the computation will yield to numerical inaccuracies and the starting values might not be totally exact. But make no mistake: if we could compute the equations with infinite accuracy and the timestep would be infinitesimal small and the starting data exact, equation (2) <text:soft-page-break/>would guarantee that all future poses would be correct, even if it is only calculating the velocities (see [Smith]).</text:p>
      <text:p text:style-name="P7">To correct these errors, an error reduction parameter is used, by extending (2) to;</text:p>
      <text:p text:style-name="P7"/>
      <text:p text:style-name="P7"><text:span text:style-name="T8">Jm</text:span>*<text:span text:style-name="T1">Vm</text:span> + <text:span text:style-name="T8">Rm</text:span>*<text:span text:style-name="T1">Wm</text:span> + <text:span text:style-name="T8">Jt</text:span>*<text:span text:style-name="T1">Vt</text:span> + <text:span text:style-name="T8">Rt</text:span>*<text:span text:style-name="T1">Wt</text:span> = erp/dt * <text:span text:style-name="T1">E</text:span><text:tab/><text:tab/>(4)</text:p>
      <text:p text:style-name="P7"/>
      <text:p text:style-name="P7">erp<text:tab/>:<text:tab/>Error reduction parameter, runs from 0 (no reduction) to 1 (full reduction inside one simulation step).</text:p>
      <text:p text:style-name="P7"><text:span text:style-name="T7">E</text:span><text:tab/>: An n - dimensional vector, providing one number per constraint that describes the amount of error as a distance or angle.</text:p>
      <text:p text:style-name="P7"/>
      <text:p text:style-name="P7">The above V and W refer to the movement of the centers of masses of the bodies, from those we get the respective velocities of the anchor and the twisted frame as:</text:p>
      <text:p text:style-name="P7"/>
      <text:p text:style-name="P7"><text:span text:style-name="T1">Va</text:span> = <text:span text:style-name="T1">Vm</text:span> + <text:span text:style-name="T1">Wm</text:span> x (<text:span text:style-name="T2">A.P - Fm.P</text:span><text:span text:style-name="T5">)</text:span></text:p>
      <text:p text:style-name="P8"><text:span text:style-name="T1">Wa</text:span> = <text:span text:style-name="T1">Wm</text:span></text:p>
      <text:p text:style-name="P8"><text:span text:style-name="T1">Vp</text:span> = <text:span text:style-name="T1">Vt</text:span> + <text:span text:style-name="T1">Wt</text:span> x (<text:span text:style-name="T2">wF.P</text:span> - <text:span text:style-name="T2">Ft.P</text:span>)<text:tab/><text:tab/><text:tab/><text:tab/>(5)</text:p>
      <text:p text:style-name="P7"><text:span text:style-name="T1">Wp</text:span> = <text:span text:style-name="T1">Wt</text:span></text:p>
      <text:p text:style-name="P7"/>
      <text:p text:style-name="P7">(with 'x' being the vector cross product). Note again that these hold only for the centers of masses (COM) of the bodies. The Fm and Ft will be the poses of the COMs of the bodies and have to get calculated as such.</text:p>
      <text:p text:style-name="P7">Our obligation now is to calculate the J,R and E for our constraints;</text:p>
      <text:p text:style-name="P7"/>
      <text:p text:style-name="P7"/>
      <text:p text:style-name="P7"><text:span text:style-name="T1">Constraint 1, no relative movement along</text:span> <text:span text:style-name="T2">wF</text:span><text:span text:style-name="T7">.N</text:span><text:span text:style-name="T5">; on a track a linear movement sideways the track is prevented by the rails, so the relative movement in that direction would be zero. If there would be an aberration, a small correcting velocity will get introduced in the opposite direction;</text:span></text:p>
      <text:p text:style-name="P8"/>
      <text:p text:style-name="P7"><text:soft-page-break/><text:span text:style-name="T5">(</text:span><text:span text:style-name="T7">Va</text:span><text:span text:style-name="T5"> - </text:span><text:span text:style-name="T7">Vp</text:span><text:span text:style-name="T5">) * </text:span><text:span text:style-name="T2">wF</text:span><text:span text:style-name="T5">.</text:span><text:span text:style-name="T7">N</text:span><text:span text:style-name="T5"> = erp/dt * -(</text:span><text:span text:style-name="T2">A.P - wF.P)</text:span><text:span text:style-name="T5"> * </text:span><text:span text:style-name="T2">wF.</text:span><text:span text:style-name="T7">N</text:span></text:p>
      <text:p text:style-name="P9"/>
      <text:p text:style-name="P8">The relative velocity on the left side is the velocity of the anchor as seen from the point on the track, an aberration of the anchor in positive wF.N direction has to lead to a compensating velocity in the opposite direction, hence the '-'.</text:p>
      <text:p text:style-name="P7"><text:span text:style-name="T5">With (5) and the rule for the vector spat product, (</text:span><text:span text:style-name="T7">A</text:span><text:span text:style-name="T5">x</text:span><text:span text:style-name="T7">B</text:span><text:span text:style-name="T5">)*</text:span><text:span text:style-name="T7">C </text:span><text:span text:style-name="T5">= (</text:span><text:span text:style-name="T7">B</text:span><text:span text:style-name="T5">x</text:span><text:span text:style-name="T7">C</text:span><text:span text:style-name="T5">)*</text:span><text:span text:style-name="T7">A </text:span><text:span text:style-name="T5">= (</text:span><text:span text:style-name="T7">C</text:span><text:span text:style-name="T5">x</text:span><text:span text:style-name="T7">A</text:span><text:span text:style-name="T5">)*</text:span><text:span text:style-name="T7">B</text:span><text:span text:style-name="T5"> we get;</text:span></text:p>
      <text:p text:style-name="P8"/>
      <text:p text:style-name="P14"><text:span text:style-name="T5">((</text:span><text:span text:style-name="T7">Vm</text:span><text:span text:style-name="T5"> + </text:span><text:span text:style-name="T7">Wm</text:span><text:span text:style-name="T5"> x (</text:span><text:span text:style-name="T2">A.P - Fm.P</text:span><text:span text:style-name="T5">)) - (</text:span><text:span text:style-name="T7">Vt</text:span><text:span text:style-name="T5"> + </text:span><text:span text:style-name="T7">Wt</text:span><text:span text:style-name="T5"> x (</text:span><text:span text:style-name="T2">wF.P</text:span><text:span text:style-name="T5"> - </text:span><text:span text:style-name="T2">Ft.P</text:span><text:span text:style-name="T5">)) * </text:span><text:span text:style-name="T2">wF</text:span><text:span text:style-name="T7">.N</text:span></text:p>
      <text:p text:style-name="P14"><text:span text:style-name="T5">= </text:span><text:span text:style-name="T2">wF</text:span><text:span text:style-name="T7">.N</text:span><text:span text:style-name="T5">*</text:span><text:span text:style-name="T7">Vm</text:span><text:span text:style-name="T5"> + ((</text:span><text:span text:style-name="T2">A.P-Fm.P</text:span><text:span text:style-name="T5">)x</text:span><text:span text:style-name="T2">wF</text:span><text:span text:style-name="T7">.N</text:span><text:span text:style-name="T5">)*</text:span><text:span text:style-name="T7">Wm</text:span><text:span text:style-name="T5"> - </text:span><text:span text:style-name="T2">wF</text:span><text:span text:style-name="T7">.N</text:span><text:span text:style-name="T5">*</text:span><text:span text:style-name="T7">Vt</text:span><text:span text:style-name="T5"> - ((</text:span><text:span text:style-name="T2">wF.P</text:span><text:span text:style-name="T5">-</text:span><text:span text:style-name="T2">Ft.P</text:span><text:span text:style-name="T5">)x</text:span><text:span text:style-name="T2">wF</text:span><text:span text:style-name="T7">.N</text:span><text:span text:style-name="T5">)*</text:span><text:span text:style-name="T7">Wt</text:span></text:p>
      <text:p text:style-name="P8"/>
      <text:p text:style-name="P8">from which we can take the elements of (4) as;</text:p>
      <text:p text:style-name="P8"/>
      <text:p text:style-name="P7"><text:span text:style-name="T7">Jm1</text:span><text:span text:style-name="T5"> = </text:span><text:span text:style-name="T2">wF</text:span><text:span text:style-name="T7">.N</text:span></text:p>
      <text:p text:style-name="P7"><text:span text:style-name="T7">Rm1 </text:span><text:span text:style-name="T5">= (</text:span><text:span text:style-name="T2">A.P - Fm.P</text:span><text:span text:style-name="T5">) x </text:span><text:span text:style-name="T2">wF</text:span><text:span text:style-name="T7">.N</text:span></text:p>
      <text:p text:style-name="P7"><text:span text:style-name="T7">Jt1</text:span><text:span text:style-name="T5"> = -</text:span><text:span text:style-name="T2">wF</text:span><text:span text:style-name="T7">.N</text:span></text:p>
      <text:p text:style-name="P7"><text:span text:style-name="T7">Rt1 </text:span><text:span text:style-name="T5">= </text:span><text:span text:style-name="T2">wF</text:span><text:span text:style-name="T7">.N </text:span><text:span text:style-name="T5">x (</text:span><text:span text:style-name="T2">wF.P </text:span><text:span text:style-name="T5">- </text:span><text:span text:style-name="T2">Ft.P</text:span><text:span text:style-name="T5">)</text:span></text:p>
      <text:p text:style-name="P7"><text:span text:style-name="T5">E1 <text:s/>= (</text:span><text:span text:style-name="T2">wF.P - A.P)</text:span><text:span text:style-name="T5"> * </text:span><text:span text:style-name="T2">wF.</text:span><text:span text:style-name="T7">N</text:span><text:span text:style-name="T5"><text:tab/><text:tab/><text:tab/><text:tab/></text:span></text:p>
      <text:p text:style-name="P8">f1min= infinite</text:p>
      <text:p text:style-name="P8">f1max= infinite<text:tab/><text:tab/><text:tab/><text:tab/><text:tab/><text:tab/><text:tab/>(6)</text:p>
      <text:p text:style-name="P8"/>
      <text:p text:style-name="P7"><text:span text:style-name="T5">Here fmin will limit the maximum force applied in -</text:span><text:span text:style-name="T2">wF</text:span><text:span text:style-name="T7">.N</text:span><text:span text:style-name="T5"> direction and fmax be the maximum force applied in </text:span><text:span text:style-name="T2">wF</text:span><text:span text:style-name="T7">.N</text:span><text:span text:style-name="T5"> direction to guarantee (4). We might want to limit these forces, in which case (4) would be violated if the necessary forces become greater.</text:span></text:p>
      <text:p text:style-name="P8"/>
      <text:p text:style-name="P8"><text:s/></text:p>
      <text:p text:style-name="P7"><text:span text:style-name="T7">Constrain 2, no relative movement in -</text:span><text:span text:style-name="T2">wF</text:span><text:span text:style-name="T7">.B direction;</text:span><text:span text:style-name="T5"> the track supports the anchor by applying a force in the </text:span><text:span text:style-name="T2">wF</text:span><text:span text:style-name="T7">.B</text:span><text:span text:style-name="T5"> direction, but if anything would lift it, the constraint will offer no resistance. This plays quite similar to constraint 1;</text:span></text:p>
      <text:p text:style-name="P8"/>
      <text:p text:style-name="P7"><text:span text:style-name="T5">(</text:span><text:span text:style-name="T7">Va</text:span><text:span text:style-name="T5"> - </text:span><text:span text:style-name="T7">Vp</text:span><text:span text:style-name="T5">) * </text:span><text:span text:style-name="T2">wF</text:span><text:span text:style-name="T5">.</text:span><text:span text:style-name="T7">B</text:span><text:span text:style-name="T5"> = erp/dt * -(</text:span><text:span text:style-name="T2">A.P - wF.P)</text:span><text:span text:style-name="T5"> * </text:span><text:span text:style-name="T2">wF.</text:span><text:span text:style-name="T7">B</text:span></text:p>
      <text:p text:style-name="P8"/>
      <text:p text:style-name="P7">yielding;</text:p>
      <text:p text:style-name="P7"><text:soft-page-break/></text:p>
      <text:p text:style-name="P7"><text:span text:style-name="T7">Jm2</text:span><text:span text:style-name="T5"> = </text:span><text:span text:style-name="T2">wF</text:span><text:span text:style-name="T7">.B</text:span></text:p>
      <text:p text:style-name="P7"><text:span text:style-name="T7">Rm2 </text:span><text:span text:style-name="T5">= (</text:span><text:span text:style-name="T2">A.P - Fm.P</text:span><text:span text:style-name="T5">) x </text:span><text:span text:style-name="T2">wF</text:span><text:span text:style-name="T7">.B</text:span></text:p>
      <text:p text:style-name="P7"><text:span text:style-name="T7">Jt2</text:span><text:span text:style-name="T5"> = -</text:span><text:span text:style-name="T2">wF</text:span><text:span text:style-name="T7">.B</text:span></text:p>
      <text:p text:style-name="P7"><text:span text:style-name="T7">Rt2 </text:span><text:span text:style-name="T5">= </text:span><text:span text:style-name="T2">wF</text:span><text:span text:style-name="T7">.B </text:span><text:span text:style-name="T5">x (</text:span><text:span text:style-name="T2">wF.P </text:span><text:span text:style-name="T5">- </text:span><text:span text:style-name="T2">Ft.P</text:span><text:span text:style-name="T5">)</text:span></text:p>
      <text:p text:style-name="P7"><text:span text:style-name="T5">E2 <text:s/>= (</text:span><text:span text:style-name="T2">wF.P - A.P)</text:span><text:span text:style-name="T5"> * </text:span><text:span text:style-name="T2">wF.</text:span><text:span text:style-name="T7">B</text:span><text:span text:style-name="T5"><text:tab/><text:tab/><text:tab/><text:tab/></text:span></text:p>
      <text:p text:style-name="P8">f2min= 0</text:p>
      <text:p text:style-name="P8">f2max= infinite<text:tab/><text:tab/><text:tab/><text:tab/><text:tab/><text:tab/><text:tab/>(7)</text:p>
      <text:p text:style-name="P8"/>
      <text:p text:style-name="P8"/>
      <text:p text:style-name="P7"><text:span text:style-name="T1">Constraint 3, a screwdriver rotation around </text:span><text:span text:style-name="T2">wF</text:span><text:span text:style-name="T1">.T</text:span> according to torsion and twist; while the anchor is moving along the tangent direction it is supposed to follow the torsion of the curve t(s) from (1) plus our twist wt(s). </text:p>
      <text:p text:style-name="P7"/>
      <text:p text:style-name="P7"><text:span text:style-name="T2">wF</text:span><text:span text:style-name="T1">.T</text:span> * (<text:span text:style-name="T1">Wa</text:span>-<text:span text:style-name="T1">Wp</text:span>) - (t(s) + dwt(s)/ds) * <text:span text:style-name="T2">wF</text:span><text:span text:style-name="T1">.T</text:span> * (<text:span text:style-name="T1">Va</text:span>-<text:span text:style-name="T1">Vp</text:span>) </text:p>
      <text:p text:style-name="P7"><text:tab/>= <text:span text:style-name="T5">erp/dt * (</text:span><text:span text:style-name="T2">A</text:span><text:span text:style-name="T7">.T</text:span><text:span text:style-name="T5">x</text:span><text:span text:style-name="T2">wF</text:span><text:span text:style-name="T7">.T</text:span><text:span text:style-name="T5"> + </text:span><text:span text:style-name="T7">A.N</text:span><text:span text:style-name="T5">x</text:span><text:span text:style-name="T2">wF</text:span><text:span text:style-name="T7">.N</text:span><text:span text:style-name="T5"> + </text:span><text:span text:style-name="T7">A.B</text:span><text:span text:style-name="T5">x</text:span><text:span text:style-name="T2">wF</text:span><text:span text:style-name="T7">.B</text:span><text:span text:style-name="T5">) * </text:span><text:span text:style-name="T2">wF</text:span><text:span text:style-name="T7">.T</text:span></text:p>
      <text:p text:style-name="P8"/>
      <text:p text:style-name="P8">If the curve's torsion would be zero and the twist would not change and we would have a perfect aligment of the N and B axes of the anchor and the twisted frame, the above equation would say that there'll be no relative rotation around wF.T. But since we have to rotate with the torsion and the changing twist as we move along the curve in wF.T direction we have to subtract the second term to demand some specific amount of rotation. That the torsion computes into the equation like this can be seen from (1): t(s) specifies an amount of rotation around T for the vectors N and B. Additionally we demand a little rotation to correct the aberrations of the vectors N and B as far as the correcting rotation is along wF.T, of course. From (5) we get for the left side;</text:p>
      <text:p text:style-name="P8"/>
      <text:p text:style-name="P7"><text:span text:style-name="T2">wF</text:span><text:span text:style-name="T7">.T</text:span><text:span text:style-name="T5"> * (</text:span><text:span text:style-name="T7">Wm</text:span><text:span text:style-name="T5">-</text:span><text:span text:style-name="T7">Wt</text:span><text:span text:style-name="T5">) - (t(s) + dwt(s)/ds) * </text:span><text:span text:style-name="T2">wF</text:span><text:span text:style-name="T7">.T</text:span><text:span text:style-name="T5"> * ((</text:span><text:span text:style-name="T7">Vm</text:span><text:span text:style-name="T5"> + </text:span><text:span text:style-name="T7">Wm</text:span><text:span text:style-name="T5"> x (</text:span><text:span text:style-name="T2">A.P - Fm.P</text:span><text:span text:style-name="T5">)) - (</text:span><text:span text:style-name="T7">Vt</text:span><text:span text:style-name="T5"> + </text:span><text:span text:style-name="T7">Wt</text:span><text:span text:style-name="T5"> x (</text:span><text:span text:style-name="T2">wF.P</text:span><text:span text:style-name="T5"> - </text:span><text:span text:style-name="T2">Ft.P</text:span><text:span text:style-name="T5">)) </text:span></text:p>
      <text:p text:style-name="P8"/>
      <text:p text:style-name="P8">wich yields us;</text:p>
      <text:p text:style-name="P8"><text:soft-page-break/></text:p>
      <text:p text:style-name="P7"><text:span text:style-name="T7">Jm3</text:span><text:span text:style-name="T5"> = -(t + dwt(s)/ds) * </text:span><text:span text:style-name="T2">wF</text:span><text:span text:style-name="T7">.T</text:span></text:p>
      <text:p text:style-name="P7"><text:span text:style-name="T7">Rm3 </text:span><text:span text:style-name="T5">= <text:s/></text:span><text:span text:style-name="T2">wF</text:span><text:span text:style-name="T7">.T </text:span><text:span text:style-name="T5">- (t + dwt(s)/ds) * (</text:span><text:span text:style-name="T2">A.P - Fm.P</text:span><text:span text:style-name="T5">) x <text:s/></text:span><text:span text:style-name="T2">wF</text:span><text:span text:style-name="T7">.T</text:span></text:p>
      <text:p text:style-name="P7"><text:span text:style-name="T7">Jt3 </text:span><text:span text:style-name="T5">= <text:s/>(t + dwt(s)/ds) * </text:span><text:span text:style-name="T2">wF</text:span><text:span text:style-name="T7">.T</text:span></text:p>
      <text:p text:style-name="P7"><text:span text:style-name="T7">Rt3 </text:span><text:span text:style-name="T5">= -</text:span><text:span text:style-name="T2">wF </text:span><text:span text:style-name="T7">.T</text:span><text:span text:style-name="T5"> + (t + dwt(s)/ds) *</text:span><text:span text:style-name="T7"> </text:span><text:span text:style-name="T5">(</text:span><text:span text:style-name="T2">wF.P</text:span><text:span text:style-name="T5"> - </text:span><text:span text:style-name="T2">Ft.P</text:span><text:span text:style-name="T5">) x <text:s/></text:span><text:span text:style-name="T2">wF</text:span><text:span text:style-name="T7">.T</text:span></text:p>
      <text:p text:style-name="P7"><text:span text:style-name="T5">E3 = (</text:span><text:span text:style-name="T2">A</text:span><text:span text:style-name="T7">.N</text:span><text:span text:style-name="T5"> x </text:span><text:span text:style-name="T2">wF</text:span><text:span text:style-name="T7">.N</text:span><text:span text:style-name="T5"> + </text:span><text:span text:style-name="T2">A</text:span><text:span text:style-name="T7">.B</text:span><text:span text:style-name="T5"> x </text:span><text:span text:style-name="T2">wF</text:span><text:span text:style-name="T7">.B</text:span><text:span text:style-name="T5">) * </text:span><text:span text:style-name="T2">wF</text:span><text:span text:style-name="T7">.T</text:span></text:p>
      <text:p text:style-name="P8">t3min = infinite</text:p>
      <text:p text:style-name="P8">t3max = infinite<text:tab/><text:tab/><text:tab/><text:tab/><text:tab/><text:tab/><text:tab/><text:tab/>(8)</text:p>
      <text:p text:style-name="P8"/>
      <text:p text:style-name="P8">The forces in this case actually become torques.</text:p>
      <text:p text:style-name="P7"/>
      <text:p text:style-name="P7"/>
      <text:p text:style-name="P7"><text:span text:style-name="T1">Constraint 4, no rotation around the normal direction;</text:span> from (1) you can see that there is no such rotation by the missing terms for dT/ds and dB/ds which would need some component in B or T direction respectively to rotate around N. Note that this relates to F.N and not to the twisted wF.N. </text:p>
      <text:p text:style-name="P7"/>
      <text:p text:style-name="P14"><text:span text:style-name="T2"><text:s/><text:tab/>F</text:span><text:span text:style-name="T7">.N</text:span> * <text:span text:style-name="T5">(</text:span><text:span text:style-name="T7">Wa</text:span><text:span text:style-name="T5">-</text:span><text:span text:style-name="T7">Wp</text:span><text:span text:style-name="T5">) = </text:span><text:span text:style-name="T2">F</text:span><text:span text:style-name="T7">.N</text:span><text:span text:style-name="T5"> * (</text:span><text:span text:style-name="T7">Wm</text:span><text:span text:style-name="T5">-</text:span><text:span text:style-name="T7">Wt</text:span><text:span text:style-name="T5">) </text:span></text:p>
      <text:p text:style-name="P14"><text:span text:style-name="T5"><text:tab/><text:tab/>= erp/dt * (</text:span><text:span text:style-name="T2">A</text:span><text:span text:style-name="T7">.T</text:span><text:span text:style-name="T5">x</text:span><text:span text:style-name="T2">wF</text:span><text:span text:style-name="T7">.T</text:span><text:span text:style-name="T5"> + </text:span><text:span text:style-name="T2">A</text:span><text:span text:style-name="T7">.N</text:span><text:span text:style-name="T5">x</text:span><text:span text:style-name="T2">wF</text:span><text:span text:style-name="T7">.N</text:span><text:span text:style-name="T5"> + </text:span><text:span text:style-name="T2">A</text:span><text:span text:style-name="T7">.B</text:span><text:span text:style-name="T5">x</text:span><text:span text:style-name="T2">wF</text:span><text:span text:style-name="T7">.B</text:span><text:span text:style-name="T5">)*</text:span><text:span text:style-name="T2">F</text:span><text:span text:style-name="T7">.N</text:span></text:p>
      <text:p text:style-name="P7"/>
      <text:p text:style-name="P7">Still we would allow such a rotation along F.N, if it brings our anchor and the twisted frame closer together.</text:p>
      <text:p text:style-name="P7"/>
      <text:p text:style-name="P7"><text:span text:style-name="T7">Jm4</text:span><text:span text:style-name="T5"> = 0</text:span></text:p>
      <text:p text:style-name="P7"><text:span text:style-name="T7">Rm4 </text:span><text:span text:style-name="T5">= </text:span><text:span text:style-name="T2">F</text:span><text:span text:style-name="T7">.N</text:span></text:p>
      <text:p text:style-name="P7"><text:span text:style-name="T7">Jt4 </text:span><text:span text:style-name="T5">= 0</text:span></text:p>
      <text:p text:style-name="P7"><text:span text:style-name="T7">Rt4 </text:span><text:span text:style-name="T5">= -</text:span><text:span text:style-name="T2">F</text:span><text:span text:style-name="T7">.N</text:span></text:p>
      <text:p text:style-name="P7"><text:span text:style-name="T5">E4 = (</text:span><text:span text:style-name="T2">A</text:span><text:span text:style-name="T7">.T </text:span><text:span text:style-name="T5">x </text:span><text:span text:style-name="T2">wF</text:span><text:span text:style-name="T7">.T</text:span><text:span text:style-name="T5"> + </text:span><text:span text:style-name="T2">A</text:span><text:span text:style-name="T7">.N </text:span><text:span text:style-name="T5">x </text:span><text:span text:style-name="T2">wF</text:span><text:span text:style-name="T7">.N</text:span><text:span text:style-name="T5"> + </text:span><text:span text:style-name="T2">A</text:span><text:span text:style-name="T7">.B </text:span><text:span text:style-name="T5">x </text:span><text:span text:style-name="T2">wF</text:span><text:span text:style-name="T7">.B</text:span><text:span text:style-name="T5">) * </text:span><text:span text:style-name="T2">F</text:span><text:span text:style-name="T7">.N</text:span></text:p>
      <text:p text:style-name="P8">t4min = infinite</text:p>
      <text:p text:style-name="P8">t4max = infinite<text:tab/><text:tab/><text:tab/><text:tab/><text:tab/><text:tab/><text:tab/>(9)</text:p>
      <text:p text:style-name="P8"/>
      <text:p text:style-name="P8"/>
      <text:p text:style-name="P7"><text:span text:style-name="T1">Constraint 5, proper rotation around F.B</text:span>; from (1) you see that the curvature c(s) is the rotational change of F around F.B as you go along the curve, since the rotation of N and T around B <text:soft-page-break/>would be;</text:p>
      <text:p text:style-name="P7"/>
      <text:p text:style-name="P7"><text:span text:style-name="T1">RN</text:span> = d<text:span text:style-name="T1">N</text:span>/ds - (d<text:span text:style-name="T1">N</text:span>/ds*<text:span text:style-name="T1">B</text:span>)*<text:span text:style-name="T1">B</text:span> = -c*<text:span text:style-name="T1">T</text:span></text:p>
      <text:p text:style-name="P7"><text:span text:style-name="T1">RT</text:span> = d<text:span text:style-name="T1">T</text:span>/ds - (d<text:span text:style-name="T1">T</text:span>/ds*<text:span text:style-name="T1">B</text:span>)*<text:span text:style-name="T1">B</text:span> = c*<text:span text:style-name="T1">N</text:span></text:p>
      <text:p text:style-name="P7"><text:span text:style-name="T1"/></text:p>
      <text:p text:style-name="P7">so;</text:p>
      <text:p text:style-name="P7"/>
      <text:p text:style-name="P7"><text:span text:style-name="T2">F</text:span><text:span text:style-name="T1">.B</text:span> *(<text:span text:style-name="T1">Wa</text:span>-<text:span text:style-name="T1">Wp</text:span>) - c(s) * <text:span text:style-name="T2">wF</text:span><text:span text:style-name="T1">.T</text:span> * (<text:span text:style-name="T1">Va</text:span>-<text:span text:style-name="T1">Vp</text:span>) </text:p>
      <text:p text:style-name="P7"><text:tab/><text:tab/>= <text:span text:style-name="T5">erp/dt * (</text:span><text:span text:style-name="T2">A</text:span><text:span text:style-name="T7">.T</text:span><text:span text:style-name="T5">x</text:span><text:span text:style-name="T2">wF</text:span><text:span text:style-name="T7">.T</text:span><text:span text:style-name="T5"> + </text:span><text:span text:style-name="T2">A</text:span><text:span text:style-name="T7">.N</text:span><text:span text:style-name="T5">x</text:span><text:span text:style-name="T2">wF</text:span><text:span text:style-name="T7">.N</text:span><text:span text:style-name="T5"> + </text:span><text:span text:style-name="T2">A</text:span><text:span text:style-name="T7">.B</text:span><text:span text:style-name="T5">x</text:span><text:span text:style-name="T2">wF</text:span><text:span text:style-name="T7">.B</text:span><text:span text:style-name="T5">)*</text:span><text:span text:style-name="T2">F</text:span><text:span text:style-name="T7">.B</text:span></text:p>
      <text:p text:style-name="P7"/>
      <text:p text:style-name="P7">The left side is;</text:p>
      <text:p text:style-name="P7"/>
      <text:p text:style-name="P7"><text:span text:style-name="T2">F</text:span><text:span text:style-name="T1">.B</text:span> * (<text:span text:style-name="T1">Wm</text:span>-<text:span text:style-name="T1">Wt</text:span>) - c(s) * <text:span text:style-name="T2">wF</text:span><text:span text:style-name="T1">.T</text:span> * <text:span text:style-name="T5">((</text:span><text:span text:style-name="T7">Vm</text:span><text:span text:style-name="T5"> + </text:span><text:span text:style-name="T7">Wm</text:span><text:span text:style-name="T5"> x (</text:span><text:span text:style-name="T2">A.P - Fm.P</text:span><text:span text:style-name="T5">)) - (</text:span><text:span text:style-name="T7">Vt</text:span><text:span text:style-name="T5"> + </text:span><text:span text:style-name="T7">Wt</text:span><text:span text:style-name="T5"> x (</text:span><text:span text:style-name="T2">wF.P</text:span><text:span text:style-name="T5"> - </text:span><text:span text:style-name="T2">Ft.P</text:span><text:span text:style-name="T5">)) </text:span></text:p>
      <text:p text:style-name="P7"/>
      <text:p text:style-name="P7">So we get;</text:p>
      <text:p text:style-name="P9"/>
      <text:p text:style-name="P7"><text:span text:style-name="T7">Jm5</text:span><text:span text:style-name="T5"> = - c(s) * </text:span><text:span text:style-name="T2">wF</text:span><text:span text:style-name="T7">.T</text:span></text:p>
      <text:p text:style-name="P7"><text:span text:style-name="T7">Rm5 </text:span><text:span text:style-name="T5">= </text:span><text:span text:style-name="T2">F</text:span><text:span text:style-name="T7">.B </text:span><text:span text:style-name="T5">- c(s) * (</text:span><text:span text:style-name="T2">A.P - Fm.P</text:span><text:span text:style-name="T5">) x </text:span><text:span text:style-name="T2">wF</text:span><text:span text:style-name="T7">.T</text:span></text:p>
      <text:p text:style-name="P7"><text:span text:style-name="T7">Jt5 </text:span><text:span text:style-name="T5">= <text:s/>c(s) * </text:span><text:span text:style-name="T2">wF</text:span><text:span text:style-name="T7">.T</text:span></text:p>
      <text:p text:style-name="P7"><text:span text:style-name="T7">Rt5 </text:span><text:span text:style-name="T5">= - </text:span><text:span text:style-name="T2">F</text:span><text:span text:style-name="T7">.B + </text:span><text:span text:style-name="T5">c(s)* (</text:span><text:span text:style-name="T2">wF.P</text:span><text:span text:style-name="T5"> - </text:span><text:span text:style-name="T2">Ft.P</text:span><text:span text:style-name="T5">) x </text:span><text:span text:style-name="T2">wF</text:span><text:span text:style-name="T7">.T</text:span></text:p>
      <text:p text:style-name="P7"><text:span text:style-name="T5">E5 = (</text:span><text:span text:style-name="T2">A</text:span><text:span text:style-name="T7">.T </text:span><text:span text:style-name="T5">x </text:span><text:span text:style-name="T2">wF</text:span><text:span text:style-name="T7">.T</text:span><text:span text:style-name="T5"> + </text:span><text:span text:style-name="T2">A</text:span><text:span text:style-name="T7">.N </text:span><text:span text:style-name="T5">x </text:span><text:span text:style-name="T2">wF</text:span><text:span text:style-name="T7">.N</text:span><text:span text:style-name="T5"> + </text:span><text:span text:style-name="T2">A</text:span><text:span text:style-name="T7">.B </text:span><text:span text:style-name="T5">x </text:span><text:span text:style-name="T2">wF</text:span><text:span text:style-name="T7">.B</text:span><text:span text:style-name="T5">)*</text:span><text:span text:style-name="T2">F</text:span><text:span text:style-name="T7">.B</text:span></text:p>
      <text:p text:style-name="P8">t5min = infinite</text:p>
      <text:p text:style-name="P8">t5max = infinite<text:tab/><text:tab/><text:tab/><text:tab/><text:tab/><text:tab/><text:tab/>(10)</text:p>
      <text:p text:style-name="P8"/>
      <text:p text:style-name="P5"/>
      <text:p text:style-name="P5"><text:span text:style-name="T1">Constraint 6, a motor for accelerating and braking</text:span>; instead of applying forces to reach this goal, it is much more natural for a physics engine, to take a constraint. Since we deal with velocities, we have to specify a target velocity vTarget, that the engine would try to achieve by limited forces.</text:p>
      <text:p text:style-name="P5"/>
      <text:p text:style-name="P7"><text:span text:style-name="T2">wF</text:span><text:span text:style-name="T1">.T</text:span> * (<text:span text:style-name="T1">Va</text:span>-<text:span text:style-name="T1">Vp</text:span>) = vTarget</text:p>
      <text:p text:style-name="P7"/>
      <text:p text:style-name="P7">So the left side becomes;</text:p>
      <text:p text:style-name="P7"/>
      <text:p text:style-name="P7"><text:soft-page-break/><text:span text:style-name="T2">wF</text:span><text:span text:style-name="T7">.T</text:span><text:span text:style-name="T5">*((</text:span><text:span text:style-name="T7">Vm</text:span><text:span text:style-name="T5"> + </text:span><text:span text:style-name="T7">Wm</text:span><text:span text:style-name="T5"> x (</text:span><text:span text:style-name="T2">A.P - Fm.P</text:span><text:span text:style-name="T5">)) - (</text:span><text:span text:style-name="T7">Vt</text:span><text:span text:style-name="T5"> + </text:span><text:span text:style-name="T7">Wt</text:span><text:span text:style-name="T5"> x (</text:span><text:span text:style-name="T2">wF.P</text:span><text:span text:style-name="T5"> - </text:span><text:span text:style-name="T2">Ft.P</text:span><text:span text:style-name="T5">)) </text:span></text:p>
      <text:p text:style-name="P5"/>
      <text:p text:style-name="P5">this yields;</text:p>
      <text:p text:style-name="P5"/>
      <text:p text:style-name="P7"><text:span text:style-name="T7">Jm6</text:span><text:span text:style-name="T5"> = </text:span><text:span text:style-name="T2">wF</text:span><text:span text:style-name="T7">.T</text:span></text:p>
      <text:p text:style-name="P7"><text:span text:style-name="T7">Rm6 </text:span><text:span text:style-name="T5">= (</text:span><text:span text:style-name="T2">A.P - Fm.P</text:span><text:span text:style-name="T5">) x </text:span><text:span text:style-name="T2">wF</text:span><text:span text:style-name="T7">.T</text:span></text:p>
      <text:p text:style-name="P7"><text:span text:style-name="T7">Jt6 </text:span><text:span text:style-name="T5">= -</text:span><text:span text:style-name="T2">wF</text:span><text:span text:style-name="T7">.T</text:span></text:p>
      <text:p text:style-name="P7"><text:span text:style-name="T7">Rt6 </text:span><text:span text:style-name="T5">= </text:span><text:span text:style-name="T2">wF</text:span><text:span text:style-name="T7">.T</text:span><text:span text:style-name="T5"> x (</text:span><text:span text:style-name="T2">wF.P</text:span><text:span text:style-name="T5"> - </text:span><text:span text:style-name="T2">Ft.P</text:span><text:span text:style-name="T5">)</text:span></text:p>
      <text:p text:style-name="P8">E6 = dt/erp * vTarget</text:p>
      <text:p text:style-name="P8">f6min = motor_force_min</text:p>
      <text:p text:style-name="P8">f6max = motor_force_max<text:tab/><text:tab/><text:tab/><text:tab/><text:tab/><text:tab/>(11)</text:p>
      <text:p text:style-name="P5"/>
      <text:p text:style-name="P5"/>
      <text:p text:style-name="P5"/>
      <text:p text:style-name="P5">Simple as it seems and true as it is (because it works) - this is the result of a very hard fight.</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3">Hinterzarten den 30.8.2017<text:tab/><text:tab/>Marc-Michael Horstmann</text:p>
      <text:p text:style-name="P5"><text:s/></text:p>
      <text:p text:style-name="P5"><text:soft-page-break/></text:p>
      <text:p text:style-name="P5"/>
      <text:p text:style-name="P16">References;</text:p>
      <text:p text:style-name="P5"/>
      <text:p text:style-name="P5">[Frenet/Serret] https://en.wikipedia.org/wiki/Frenet%E2%80%93Serret_formulas</text:p>
      <text:p text:style-name="P5"><text:span text:style-name="T6">[PhysX] https://developer.nvidia.com/gameworks-physx-overview</text:span></text:p>
      <text:p text:style-name="P5">[Smith] Russ Smith, Constraints in Rigid Body Dynamics, Game Programming Gems, Volume 4. Charles River Media, 2004.</text:p>
      <text:p text:style-name="P13">[ODE] http://ode.org/</text:p>
      <text:p text:style-name="P5"/>
      <text:p text:style-name="P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c Horstmann</meta:initial-creator>
    <meta:creation-date>2017-08-29T12:12:04.97</meta:creation-date>
    <dc:date>2017-09-09T16:43:48.39</dc:date>
    <dc:creator>Marc Horstmann</dc:creator>
    <meta:editing-duration>P1DT11S</meta:editing-duration>
    <meta:editing-cycles>67</meta:editing-cycles>
    <meta:generator>OpenOffice/4.1.3$Win32 OpenOffice.org_project/413m1$Build-9783</meta:generator>
    <meta:printed-by>Marc Horstmann</meta:printed-by>
    <meta:print-date>2017-08-30T17:38:59.83</meta:print-date>
    <meta:document-statistic meta:table-count="0" meta:image-count="0" meta:object-count="0" meta:page-count="11" meta:paragraph-count="146" meta:word-count="2288" meta:character-count="12102"/>
  </office:meta>
</office:document-meta>
</file>